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000000" draw:marker-start="Circle_20_unfilled"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6cm" svg:y="13.5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6.398cm" svg:y1="13.2cm" svg:x2="11.6cm" svg:y2="14.1cm" draw:start-shape="id1" draw:start-glue-point="5" draw:end-shape="id2" draw:end-glue-point="5" svg:d="M6398 13200c3901 0 1301 900 5202 900" svg:viewBox="0 0 5203 901">
          <text:p/>
        </draw:connector>
        <draw:connector draw:style-name="gr3" draw:text-style-name="P2" draw:layer="layout" draw:type="curve" draw:line-skew="0.2cm" svg:x1="5.029cm" svg:y1="11.177cm" svg:x2="11.8cm" svg:y2="13.701cm" draw:start-shape="id3" draw:start-glue-point="5" draw:end-shape="id2" draw:end-glue-point="8" svg:d="M5029 11177c5229 0 1844 2524 6771 2524" svg:viewBox="0 0 6772 2525">
          <text:p/>
        </draw:connector>
        <draw:connector draw:style-name="gr2" draw:text-style-name="P2" draw:layer="layout" draw:type="curve" svg:x1="6.4cm" svg:y1="15cm" svg:x2="11.8cm" svg:y2="14.499cm" draw:start-shape="id4" draw:start-glue-point="5" draw:end-shape="id2" draw:end-glue-point="9" svg:d="M6400 15000c3900 0 1200-501 5400-501" svg:viewBox="0 0 5401 502">
          <text:p/>
        </draw:connector>
        <draw:custom-shape draw:style-name="gr4" draw:text-style-name="P1" xml:id="id1" draw:id="id1" draw:layer="layout" svg:width="3.885cm" svg:height="1.2cm" svg:x="2.512cm" svg:y="12.6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2.6cm" svg:y="14.4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3.329cm" svg:y="10.577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6cm" svg:y1="13.5cm" svg:x2="11.294cm" svg:y2="10.389cm" draw:start-shape="id2" draw:start-glue-point="16" draw:end-shape="id5" draw:end-glue-point="6" svg:d="M12600 13500c0-2332-1306-777-1306-3111" svg:viewBox="0 0 1307 3112">
          <text:p/>
        </draw:connector>
        <draw:custom-shape draw:style-name="gr7" draw:text-style-name="P1" xml:id="id5" draw:id="id5" draw:layer="layout" svg:width="2.4cm" svg:height="1.1cm" svg:x="10.094cm" svg:y="9.289cm"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6.524cm" svg:y="9.233cm"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099cm" svg:y="4.514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7.724cm" svg:y1="10.333cm" svg:x2="12cm" svg:y2="13.5cm" draw:start-shape="id6" draw:start-glue-point="6" draw:end-shape="id2" draw:end-glue-point="10" svg:d="M7724 10333c0 2149 4276 566 4276 3167" svg:viewBox="0 0 4277 3168">
          <text:p/>
        </draw:connector>
        <draw:connector draw:style-name="gr2" draw:text-style-name="P2" draw:layer="layout" draw:type="curve" svg:x1="8.7cm" svg:y1="6.613cm" svg:x2="7.724cm" svg:y2="9.233cm" draw:start-shape="id7" draw:start-glue-point="9" draw:end-shape="id6" draw:end-glue-point="4" svg:d="M8700 6613c0 2041-976 732-976 2620" svg:viewBox="0 0 977 2621">
          <text:p/>
        </draw:connector>
        <draw:connector draw:style-name="gr2" draw:text-style-name="P2" draw:layer="layout" draw:type="curve" svg:x1="11.294cm" svg:y1="9.289cm" svg:x2="10.298cm" svg:y2="6.613cm" draw:start-shape="id5" draw:start-glue-point="4" draw:end-shape="id7" draw:end-glue-point="10" svg:d="M11294 9289c0-1930-996-593-996-2676" svg:viewBox="0 0 997 2677">
          <text:p/>
        </draw:connector>
        <draw:custom-shape draw:style-name="gr9" draw:text-style-name="P1" xml:id="id8" draw:id="id8" draw:layer="layout" svg:width="2.3cm" svg:height="2.3cm" svg:x="29.627cm" svg:y="5.4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6cm" svg:y1="13.601cm" svg:x2="29.627cm" svg:y2="6.55cm" draw:start-shape="id2" draw:start-glue-point="12" draw:end-shape="id8" draw:end-glue-point="6" svg:d="M14600 13601c11421 0 3908-7051 15027-7051" svg:viewBox="0 0 15028 7052">
          <text:p/>
        </draw:connector>
        <draw:connector draw:style-name="gr2" draw:text-style-name="P2" draw:layer="layout" draw:type="curve" svg:x1="13.8cm" svg:y1="14.7cm" svg:x2="17.85cm" svg:y2="18.7cm" draw:start-shape="id2" draw:start-glue-point="15" draw:end-shape="id9" draw:end-glue-point="4" svg:d="M13800 14700c0 3001 4050 1002 4050 4000" svg:viewBox="0 0 4051 4001">
          <text:p/>
        </draw:connector>
        <draw:custom-shape draw:style-name="gr10" draw:text-style-name="P3" xml:id="id9" draw:id="id9" draw:layer="layout" svg:width="3.5cm" svg:height="1.1cm" svg:x="16.1cm" svg:y="18.7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9cm" svg:y="18.7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7.486cm" svg:y="22.886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0.2cm" svg:y1="18.7cm" svg:x2="12.6cm" svg:y2="14.7cm" draw:start-shape="id10" draw:start-glue-point="0" draw:end-shape="id2" draw:end-glue-point="14" svg:d="M10200 18700c0-2998 2400-999 2400-4000" svg:viewBox="0 0 2401 4001">
          <text:p/>
        </draw:connector>
        <draw:connector draw:style-name="gr13" draw:text-style-name="P2" draw:layer="layout" draw:type="curve" svg:x1="14.213cm" svg:y1="23.309cm" svg:x2="10.2cm" svg:y2="19.8cm" draw:start-shape="id11" draw:start-glue-point="10" draw:end-shape="id10" draw:end-glue-point="6" svg:d="M14213 23309c0-2631-4013-877-4013-3509" svg:viewBox="0 0 4014 3510">
          <text:p/>
        </draw:connector>
        <draw:connector draw:style-name="gr13" draw:text-style-name="P2" draw:layer="layout" draw:type="curve" svg:x1="17.85cm" svg:y1="19.8cm" svg:x2="15.611cm" svg:y2="23.309cm" draw:start-shape="id9" draw:start-glue-point="6" draw:end-shape="id11" draw:end-glue-point="11" svg:d="M17850 19800c0 2632-2239 878-2239 3509" svg:viewBox="0 0 2240 3510">
          <text:p/>
        </draw:connector>
        <draw:custom-shape draw:style-name="gr11" draw:text-style-name="P3" xml:id="id12" draw:id="id12" draw:layer="layout" svg:width="2.4cm" svg:height="1.1cm" svg:x="12.5cm" svg:y="18.7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3.7cm" svg:y1="18.7cm" svg:x2="13.2cm" svg:y2="14.7cm" draw:start-shape="id12" draw:start-glue-point="4" draw:end-shape="id2" draw:end-glue-point="6" svg:d="M13700 18700c0-2998-500-999-500-4000" svg:viewBox="0 0 501 4001">
          <text:p/>
        </draw:connector>
        <draw:connector draw:style-name="gr13" draw:text-style-name="P2" draw:layer="layout" draw:type="curve" svg:x1="14.912cm" svg:y1="23.309cm" svg:x2="13.7cm" svg:y2="19.8cm" draw:start-shape="id11" draw:start-glue-point="4" draw:end-shape="id12" draw:end-glue-point="6" svg:d="M14912 23309c0-2631-1212-877-1212-3509" svg:viewBox="0 0 1213 3510">
          <text:p/>
        </draw:connector>
        <draw:custom-shape draw:style-name="gr14" draw:text-style-name="P4" xml:id="id11" draw:id="id11" draw:layer="layout" svg:width="3.2cm" svg:height="1.2cm" svg:x="13.312cm" svg:y="23.30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9.586cm" svg:y1="23.886cm" svg:x2="13.312cm" svg:y2="23.909cm" draw:start-shape="id13" draw:start-glue-point="8" draw:end-shape="id11" draw:end-glue-point="5" svg:d="M9586 23886c2796 0 933 23 3726 23" svg:viewBox="0 0 3727 24">
          <text:p/>
        </draw:connector>
        <draw:custom-shape draw:style-name="gr16" draw:text-style-name="P5" xml:id="id16" draw:id="id16" draw:layer="layout" svg:width="3.7cm" svg:height="1.4cm" svg:x="28.962cm" svg:y="13.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5.654cm" svg:y="12.844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462cm" svg:y="12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62cm" svg:y="15.1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8cm" svg:y1="14.1cm" svg:x2="24.462cm" svg:y2="12.55cm" draw:start-shape="id2" draw:start-glue-point="7" draw:end-shape="id14" draw:end-glue-point="5" svg:d="M14800 14100c7248 0 2417-1550 9662-1550" svg:viewBox="0 0 9663 1551">
          <text:p/>
        </draw:connector>
        <draw:connector draw:style-name="gr13" draw:text-style-name="P2" draw:layer="layout" draw:type="curve" svg:x1="16.312cm" svg:y1="23.41cm" svg:x2="24.462cm" svg:y2="15.65cm" draw:start-shape="id11" draw:start-glue-point="12" draw:end-shape="id15" draw:end-glue-point="5" svg:d="M16312 23410c6264 0 2189-7760 8150-7760" svg:viewBox="0 0 8151 7761">
          <text:p/>
        </draw:connector>
        <draw:connector draw:style-name="gr18" draw:text-style-name="P2" draw:layer="layout" draw:type="curve" svg:x1="26.862cm" svg:y1="12.55cm" svg:x2="29.194cm" svg:y2="13.534cm" draw:start-shape="id14" draw:start-glue-point="7" draw:end-shape="id16" draw:end-glue-point="8" svg:d="M26862 12550c1576 0 411 984 2332 984" svg:viewBox="0 0 2333 985">
          <text:p/>
        </draw:connector>
        <draw:connector draw:style-name="gr18" draw:text-style-name="P2" draw:layer="layout" draw:type="curve" svg:x1="26.862cm" svg:y1="15.65cm" svg:x2="29.194cm" svg:y2="14.466cm" draw:start-shape="id15" draw:start-glue-point="7" draw:end-shape="id16" draw:end-glue-point="9" svg:d="M26862 15650c1576 0 411-1184 2332-1184" svg:viewBox="0 0 2333 1185">
          <text:p/>
        </draw:connector>
        <draw:connector draw:style-name="gr18" draw:text-style-name="P2" draw:layer="layout" draw:type="curve" svg:x1="32.662cm" svg:y1="14cm" svg:x2="35.654cm" svg:y2="13.994cm" draw:start-shape="id16" draw:start-glue-point="7" draw:end-shape="id17" draw:end-glue-point="6" svg:d="M32662 14000c2245 0 750-6 2992-6" svg:viewBox="0 0 2993 7">
          <text:p/>
        </draw:connector>
        <draw:custom-shape draw:style-name="gr19" draw:text-style-name="P6" xml:id="id19" draw:id="id19" draw:layer="layout" svg:width="3.7cm" svg:height="1.4cm" svg:x="28.937cm" svg:y="21.194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5.705cm" svg:y="20.77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437cm" svg:y="19.594cm"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437cm" svg:y="22.994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837cm" svg:y1="20.144cm" svg:x2="29.169cm" svg:y2="21.428cm" draw:start-shape="id18" draw:start-glue-point="7" draw:end-shape="id19" draw:end-glue-point="8" svg:d="M26837 20144c1576 0 411 1284 2332 1284" svg:viewBox="0 0 2333 1285">
          <text:p/>
        </draw:connector>
        <draw:connector draw:style-name="gr21" draw:text-style-name="P2" draw:layer="layout" draw:type="curve" svg:x1="26.837cm" svg:y1="23.544cm" svg:x2="29.169cm" svg:y2="22.36cm" draw:start-shape="id20" draw:start-glue-point="7" draw:end-shape="id19" draw:end-glue-point="9" svg:d="M26837 23544c1576 0 411-1184 2332-1184" svg:viewBox="0 0 2333 1185">
          <text:p/>
        </draw:connector>
        <draw:connector draw:style-name="gr21" draw:text-style-name="P2" draw:layer="layout" draw:type="curve" svg:x1="32.637cm" svg:y1="21.894cm" svg:x2="35.705cm" svg:y2="21.927cm" draw:start-shape="id19" draw:start-glue-point="7" draw:end-shape="id21" draw:end-glue-point="6" svg:d="M32637 21894c2302 0 769 33 3068 33" svg:viewBox="0 0 3069 34">
          <text:p/>
        </draw:connector>
        <draw:connector draw:style-name="gr2" draw:text-style-name="P2" draw:layer="layout" draw:type="curve" svg:x1="14.6cm" svg:y1="14.499cm" svg:x2="24.437cm" svg:y2="20.144cm" draw:start-shape="id2" draw:start-glue-point="13" draw:end-shape="id18" draw:end-glue-point="5" svg:d="M14600 14499c7528 0 2610 5645 9837 5645" svg:viewBox="0 0 9838 5646">
          <text:p/>
        </draw:connector>
        <draw:connector draw:style-name="gr13" draw:text-style-name="P2" draw:layer="layout" draw:type="curve" svg:x1="16.512cm" svg:y1="23.909cm" svg:x2="24.437cm" svg:y2="23.544cm" draw:start-shape="id11" draw:start-glue-point="7" draw:end-shape="id20" draw:end-glue-point="5" svg:d="M16512 23909c5944 0 1982-365 7925-365" svg:viewBox="0 0 7926 366">
          <text:p/>
        </draw:connector>
        <draw:custom-shape draw:style-name="gr22" draw:text-style-name="P1" xml:id="id24" draw:id="id24" draw:layer="layout" svg:width="2.8cm" svg:height="1.3cm" svg:x="17.556cm" svg:y="9.045cm">
          <text:p text:style-name="P1">battery <text:line-break/>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9cm" svg:y="9.1cm"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6cm" svg:y="4.715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6.601cm" svg:y1="6.814cm" svg:x2="15.3cm" svg:y2="9.1cm" draw:start-shape="id22" draw:start-glue-point="9" draw:end-shape="id23" draw:end-glue-point="4" svg:d="M16601 6814c0 1791-1301 648-1301 2286" svg:viewBox="0 0 1302 2287">
          <text:p/>
        </draw:connector>
        <draw:connector draw:style-name="gr2" draw:text-style-name="P2" draw:layer="layout" draw:type="curve" svg:x1="18.956cm" svg:y1="9.045cm" svg:x2="18.199cm" svg:y2="6.814cm" draw:start-shape="id24" draw:start-glue-point="4" draw:end-shape="id22" draw:end-glue-point="10" svg:d="M18956 9045c0-1596-757-481-757-2231" svg:viewBox="0 0 758 2232">
          <text:p/>
        </draw:connector>
        <draw:connector draw:style-name="gr2" draw:text-style-name="P2" draw:layer="layout" draw:type="curve" svg:x1="13.899cm" svg:y1="13.5cm" svg:x2="18.956cm" svg:y2="10.345cm" draw:start-shape="id2" draw:start-glue-point="11" draw:end-shape="id24" draw:end-glue-point="6" svg:d="M13899 13500c0-2365 5057-788 5057-3155" svg:viewBox="0 0 5058 3156">
          <text:p/>
        </draw:connector>
        <draw:connector draw:style-name="gr2" draw:text-style-name="P2" draw:layer="layout" draw:type="curve" svg:x1="15.3cm" svg:y1="10.4cm" svg:x2="13.2cm" svg:y2="13.5cm" draw:start-shape="id23" draw:start-glue-point="6" draw:end-shape="id2" draw:end-glue-point="4" svg:d="M15300 10400c0 2326-2100 777-2100 3100" svg:viewBox="0 0 2101 3101">
          <text:p/>
        </draw:connector>
        <draw:custom-shape draw:style-name="gr23" draw:text-style-name="P1" xml:id="id25" draw:id="id25" draw:layer="layout" svg:width="3.2cm" svg:height="1.2cm" svg:x="2.7cm" svg:y="16.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5.9cm" svg:y1="16.7cm" svg:x2="12.101cm" svg:y2="14.7cm" draw:start-shape="id25" draw:start-glue-point="5" draw:end-shape="id2" draw:end-glue-point="17" svg:d="M5900 16700c4134 0 6201-666 6201-2000" svg:viewBox="0 0 6202 2001">
          <text:p/>
        </draw:connector>
        <draw:custom-shape draw:style-name="gr24" draw:text-style-name="P6" xml:id="id26" draw:id="id26" draw:layer="layout" svg:width="3.2cm" svg:height="1.2cm" svg:x="23.804cm" svg:y="17.845cm">
          <text:p text:style-name="P1">ASHP_RE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1" draw:text-style-name="P2" draw:layer="layout" draw:type="curve" svg:x1="27.004cm" svg:y1="18.445cm" svg:x2="29.978cm" svg:y2="21.194cm" draw:start-shape="id26" draw:start-glue-point="5" draw:end-shape="id19" draw:end-glue-point="10" svg:d="M27004 18445c1983 0 2974 916 2974 2749" svg:viewBox="0 0 2975 2750">
          <text:p/>
        </draw:connector>
        <draw:line draw:style-name="gr25" draw:text-style-name="P2" draw:layer="layout" svg:x1="27.781cm" svg:y1="20.6cm" svg:x2="29.415cm" svg:y2="19.2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" svg:viewBox="0 0 3000 6000" svg:d="M1500 0l1500 3000-1500 3000-1500-30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1-08T21:54:51.275411153</dc:date>
    <meta:editing-duration>PT1H23M16S</meta:editing-duration>
    <meta:editing-cycles>23</meta:editing-cycles>
    <dc:creator>Barry McMullin</dc:creator>
    <meta:document-statistic meta:object-count="58"/>
  </office:meta>
</office:document-meta>
</file>